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b6cbc" officeooo:paragraph-rsid="000b6cbc"/>
    </style:style>
    <style:style style:name="P2" style:family="paragraph" style:parent-style-name="Text_20_body">
      <style:text-properties officeooo:rsid="000d57a3" officeooo:paragraph-rsid="000d57a3"/>
    </style:style>
    <style:style style:name="P3" style:family="paragraph" style:parent-style-name="Text_20_body">
      <style:text-properties officeooo:rsid="000df172" officeooo:paragraph-rsid="000df172"/>
    </style:style>
    <style:style style:name="P4" style:family="paragraph" style:parent-style-name="Text_20_body">
      <style:text-properties officeooo:rsid="000ea9cb" officeooo:paragraph-rsid="000ea9cb"/>
    </style:style>
    <style:style style:name="P5" style:family="paragraph" style:parent-style-name="Text_20_body" style:list-style-name="L1">
      <style:text-properties officeooo:rsid="001073a2" officeooo:paragraph-rsid="001073a2"/>
    </style:style>
    <style:style style:name="P6" style:family="paragraph" style:parent-style-name="Text_20_body" style:list-style-name="L1">
      <style:text-properties officeooo:rsid="001073a2" officeooo:paragraph-rsid="0010be6e"/>
    </style:style>
    <style:style style:name="P7" style:family="paragraph" style:parent-style-name="Text_20_body" style:list-style-name="L1">
      <style:text-properties officeooo:rsid="0010be6e" officeooo:paragraph-rsid="0010be6e"/>
    </style:style>
    <style:style style:name="P8" style:family="paragraph" style:parent-style-name="Text_20_body" style:list-style-name="L1">
      <style:text-properties officeooo:rsid="00115f8a" officeooo:paragraph-rsid="00115f8a"/>
    </style:style>
    <style:style style:name="P9" style:family="paragraph" style:parent-style-name="Text_20_body" style:list-style-name="L1">
      <style:text-properties officeooo:rsid="001317ef" officeooo:paragraph-rsid="001317ef"/>
    </style:style>
    <style:style style:name="P10" style:family="paragraph" style:parent-style-name="Text_20_body" style:list-style-name="L1">
      <style:text-properties officeooo:rsid="0015647d" officeooo:paragraph-rsid="0015647d"/>
    </style:style>
    <style:style style:name="P11" style:family="paragraph" style:parent-style-name="Text_20_body" style:list-style-name="L1">
      <style:text-properties officeooo:rsid="0015843e" officeooo:paragraph-rsid="0015843e"/>
    </style:style>
    <style:style style:name="P12" style:family="paragraph" style:parent-style-name="Text_20_body" style:list-style-name="L1">
      <style:text-properties officeooo:rsid="0015ba84" officeooo:paragraph-rsid="0015ba84"/>
    </style:style>
    <style:style style:name="P13" style:family="paragraph" style:parent-style-name="Text_20_body">
      <style:text-properties officeooo:rsid="0015ba84" officeooo:paragraph-rsid="0015f9e1"/>
    </style:style>
    <style:style style:name="P14" style:family="paragraph" style:parent-style-name="Text_20_body">
      <style:text-properties officeooo:rsid="0015f9e1" officeooo:paragraph-rsid="0015f9e1"/>
    </style:style>
    <style:style style:name="P15" style:family="paragraph" style:parent-style-name="Text_20_body" style:list-style-name="L1">
      <style:text-properties officeooo:rsid="0015f9e1" officeooo:paragraph-rsid="0015f9e1"/>
    </style:style>
    <style:style style:name="P16" style:family="paragraph" style:parent-style-name="Heading_20_2">
      <style:text-properties officeooo:rsid="000b6cbc" officeooo:paragraph-rsid="000b6cbc"/>
    </style:style>
    <style:style style:name="T1" style:family="text">
      <style:text-properties officeooo:rsid="0010be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og posts</text:h>
      <text:h text:style-name="P16" text:outline-level="2">Initial game state</text:h>
      <text:p text:style-name="P1">In __init__ code for each - filtering through to all elements</text:p>
      <text:p text:style-name="P1">In factories - classes or functions</text:p>
      <text:p text:style-name="P1">In class.init_&lt;class&gt;() code</text:p>
      <text:p text:style-name="P1">In single function which creates it all - long/linear code</text:p>
      <text:h text:style-name="Heading_20_2" text:outline-level="2">Documentation</text:h>
      <text:p text:style-name="P2">Why Sphinx?</text:p>
      <text:p text:style-name="P3">Most popular - see http://docs.python-guide.org/en/latest/writing/documentation/</text:p>
      <text:p text:style-name="P4">Set up (from http://www.sphinx-doc.org/en/stable/tutorial.html)</text:p>
      <text:p text:style-name="P14">Good step by step article at http://raxcloud.blogspot.co.uk/2013/02/documenting-python-code-using-sphinx.html</text:p>
      <text:list xml:id="list1372072444336012926" text:style-name="L1">
        <text:list-item>
          <text:p text:style-name="P5">pip install Sphinx</text:p>
        </text:list-item>
        <text:list-item>
          <text:p text:style-name="P6">(in root folder)<text:span text:style-name="T1"> sphinx-quickstart</text:span></text:p>
          <text:list>
            <text:list-item>
              <text:p text:style-name="P7">root path: docs</text:p>
            </text:list-item>
            <text:list-item>
              <text:p text:style-name="P8">....</text:p>
            </text:list-item>
            <text:list-item>
              <text:p text:style-name="P8">auto docs: y</text:p>
            </text:list-item>
            <text:list-item>
              <text:p text:style-name="P9">...</text:p>
            </text:list-item>
            <text:list-item>
              <text:p text:style-name="P9">githubpages: y</text:p>
            </text:list-item>
          </text:list>
        </text:list-item>
        <text:list-item>
          <text:p text:style-name="P10">Test this: </text:p>
          <text:list>
            <text:list-item>
              <text:p text:style-name="P10">make html</text:p>
            </text:list-item>
            <text:list-item>
              <text:p text:style-name="P11">navigate to &lt;root folder&gt;/docs/_build/html/index.html</text:p>
            </text:list-item>
          </text:list>
        </text:list-item>
        <text:list-item>
          <text:p text:style-name="P12">Add some content into index.rst:</text:p>
          <text:list>
            <text:list-item>
              <text:p text:style-name="P12">Some content<text:line-break/>============<text:line-break/>.. automodule:: app<text:line-break/> <text:s text:c="2"/>:members:</text:p>
            </text:list-item>
          </text:list>
        </text:list-item>
        <text:list-item>
          <text:p text:style-name="P12">Re-test</text:p>
          <text:list>
            <text:list-item>
              <text:p text:style-name="P15">That works - docstrings extracted</text:p>
            </text:list-item>
          </text:list>
        </text:list-item>
        <text:list-item>
          <text:p text:style-name="P15">Document parameters, objects, etc</text:p>
          <text:list>
            <text:list-item>
              <text:p text:style-name="P15"><text:soft-page-break/>Parameters: 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55:57.722730791</meta:creation-date>
    <dc:date>2017-03-23T17:47:23.957830583</dc:date>
    <meta:editing-duration>PT1H40M56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118" meta:character-count="866" meta:non-whitespace-character-count="786"/>
  </office:meta>
</office:document-meta>
</file>